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dedb" officeooo:paragraph-rsid="001bdedb"/>
    </style:style>
    <style:style style:name="P2" style:family="paragraph" style:parent-style-name="Standard">
      <style:text-properties officeooo:rsid="001db577" officeooo:paragraph-rsid="001db577"/>
    </style:style>
    <style:style style:name="P3" style:family="paragraph" style:parent-style-name="Standard">
      <style:text-properties officeooo:rsid="001db577" officeooo:paragraph-rsid="001e1d65"/>
    </style:style>
    <style:style style:name="P4" style:family="paragraph" style:parent-style-name="Standard">
      <style:text-properties officeooo:rsid="001e1d65" officeooo:paragraph-rsid="001e1d6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e1d65" officeooo:paragraph-rsid="001e1d6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e8bd1" officeooo:paragraph-rsid="001e8bd1" style:font-weight-asian="bold" style:font-weight-complex="bold"/>
    </style:style>
    <style:style style:name="P7" style:family="paragraph" style:parent-style-name="Standard">
      <style:text-properties fo:font-weight="bold" officeooo:rsid="001bdedb" officeooo:paragraph-rsid="001bded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rsid="001e8bd1" officeooo:paragraph-rsid="001e8bd1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officeooo:rsid="001fa6a4" officeooo:paragraph-rsid="001fa6a4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rsid="00211d99" officeooo:paragraph-rsid="00211d99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fo:font-weight="bold" officeooo:rsid="002212c0" officeooo:paragraph-rsid="002212c0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1fa6a4" officeooo:paragraph-rsid="001fa6a4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fo:font-weight="normal" officeooo:rsid="00211d99" officeooo:paragraph-rsid="00211d99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officeooo:rsid="001e8bd1" officeooo:paragraph-rsid="001e8bd1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italic" fo:font-weight="normal" officeooo:rsid="002212c0" officeooo:paragraph-rsid="00211d99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e8bd1" officeooo:paragraph-rsid="001e8bd1" style:font-weight-asian="normal" style:font-weight-complex="normal"/>
    </style:style>
    <style:style style:name="P17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1bdedb" officeooo:paragraph-rsid="001bdedb"/>
    </style:style>
    <style:style style:name="T1" style:family="text">
      <style:text-properties officeooo:rsid="001db57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1d6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212c0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officeooo:rsid="002212c0"/>
    </style:style>
    <style:style style:name="T8" style:family="text">
      <style:text-properties fo:color="#6a737d"/>
    </style:style>
    <style:style style:name="T9" style:family="text">
      <style:text-properties fo:color="#6a737d" style:font-name="Liberation Serif" fo:font-size="12pt" style:font-size-asian="12pt" style:font-size-complex="12pt"/>
    </style:style>
    <style:style style:name="T10" style:family="text">
      <style:text-properties style:font-name="Liberation Serif" fo:font-size="12pt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officeooo:rsid="0025c52a"/>
    </style:style>
    <style:style style:name="T13" style:family="text">
      <style:text-properties officeooo:rsid="0025c5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ОСНОВНЫЕ КОМАНДЫ</text:p>
      <text:p text:style-name="P7"/>
      <text:p text:style-name="P1"><text:span text:style-name="T2">git status</text:span> — показывает нужно ли закоммитить какие-то изменения в файлах</text:p>
      <text:p text:style-name="P7"/>
      <text:p text:style-name="P1"><text:span text:style-name="T2">git add </text:span>(название файла с расширением) — <text:span text:style-name="T13">проиндексировать указанный файл</text:span></text:p>
      <text:p text:style-name="P17"><text:span text:style-name="T10">git rm text.txt </text:span><text:span text:style-name="T11"><text:s/></text:span><text:s text:c="2"/><text:span text:style-name="T8"># <text:s/></text:span><text:span text:style-name="T9">удалить отслеживаемый неизменённый файл и проиндексировать это изменение</text:span></text:p>
      <text:p text:style-name="P1"/>
      <text:p text:style-name="P7"/>
      <text:p text:style-name="P1"><text:span text:style-name="T2">git commit -a</text:span>(все файлы) <text:span text:style-name="T2">-m</text:span>(все изменения) — закомитить изменения <text:s text:c="2"/>перед <text:span text:style-name="T1">отправкой</text:span></text:p>
      <text:p text:style-name="P3"><text:s text:c="2"/></text:p>
      <text:p text:style-name="P3"><text:span text:style-name="T6">git commit -a -m</text:span><text:span text:style-name="T2"> </text:span><text:span text:style-name="T3">"</text:span>Add new file and rewrite file as add one more time Hello World!<text:span text:style-name="T3">"</text:span></text:p>
      <text:p text:style-name="P2"/>
      <text:p text:style-name="P4"><text:span text:style-name="T2">git push origin</text:span> — <text:span text:style-name="T12">применить изменения к</text:span> репозитори<text:span text:style-name="T12">ю на</text:span> гитхаб </text:p>
      <text:p text:style-name="P4"/>
      <text:p text:style-name="P4"><text:span text:style-name="T2">git log</text:span> — просмотреть журнал изменений</text:p>
      <text:p text:style-name="P4"/>
      <text:p text:style-name="P5">РАБОТА С ВЕТКАМИ</text:p>
      <text:p text:style-name="P6">git branch -a <text:s/><text:span text:style-name="T4">- узнать в какой ветке находимся</text:span></text:p>
      <text:p text:style-name="P16"/>
      <text:p text:style-name="P6">git branch (name_branch) <text:span text:style-name="T4">— создать новую ветку</text:span></text:p>
      <text:p text:style-name="P16"/>
      <text:p text:style-name="P14">git branch pool</text:p>
      <text:p text:style-name="P14">но чтобы перейти на созданную ветку нужно ввести:</text:p>
      <text:p text:style-name="P8"/>
      <text:p text:style-name="P8">git checkout (name branch)<text:span text:style-name="T4"> — перейти на другую ветку</text:span></text:p>
      <text:p text:style-name="P14"/>
      <text:p text:style-name="P12">git checkout pool</text:p>
      <text:p text:style-name="P12"/>
      <text:p text:style-name="P9">git push origin pool <text:span text:style-name="T4"><text:s/>- загрузили файл в ветку «pool»</text:span></text:p>
      <text:p text:style-name="P12"/>
      <text:p text:style-name="P12">Чтобы добавить файл из ветки pool в master надо:</text:p>
      <text:p text:style-name="P12">1) - перейти на ветку мастер</text:p>
      <text:p text:style-name="P9">git checkout master</text:p>
      <text:p text:style-name="P12">2) — сделать слияние ветки pool в ветку master:</text:p>
      <text:p text:style-name="P10">git merge pool</text:p>
      <text:p text:style-name="P13">3) — передаем изменения на гитхаб</text:p>
      <text:p text:style-name="P10">git push origin</text:p>
      <text:p text:style-name="P10"/>
      <text:p text:style-name="P10"/>
      <text:p text:style-name="P10">git branch -d pool — <text:span text:style-name="T4">удаляем ненужную ветку </text:span><text:span text:style-name="T5">в локальном репозитории</text:span></text:p>
      <text:p text:style-name="P15"/>
      <text:p text:style-name="P11"><text:span text:style-name="T7">git push origin --delete pool <text:s/></text:span><text:span text:style-name="T4">— удаляем ветку в репозитории гитхаба</text:span></text:p>
      <text:p text:style-name="P13"/>
      <text:p text:style-name="P12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2:53:09.018161744</meta:creation-date>
    <meta:generator>LibreOffice/5.1.6.2$Linux_X86_64 LibreOffice_project/10m0$Build-2</meta:generator>
    <dc:date>2018-08-07T20:31:23.651731560</dc:date>
    <meta:editing-duration>PT8M44S</meta:editing-duration>
    <meta:editing-cycles>3</meta:editing-cycles>
    <meta:document-statistic meta:table-count="0" meta:image-count="0" meta:object-count="0" meta:page-count="1" meta:paragraph-count="26" meta:word-count="182" meta:character-count="1155" meta:non-whitespace-character-count="976"/>
  </office:meta>
</office:document-meta>
</file>